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35"/></text:span><text:span text:style-name="T2">SMART PARKING</text:span><text:span text:style-name="T3"/></text:p>
      <text:p text:style-name="P1"><text:span text:style-name="T3"/></text:p>
      <text:p text:style-name="P1"><text:span text:style-name="T4">Project Definition</text:span><text:span text:style-name="T5">: </text:span></text:p>
      <text:p text:style-name="P1"><text:span text:style-name="T5">The project involves integrating IoT sensors into public transportation vehicles to monitor ridership, track locations, and predict arrival times.</text:span></text:p>
      <text:p text:style-name="P1"><text:span text:style-name="T5">The goal is to provide real-time transit information to the public through a public platform, enhancing the efficiency and quality of public transportation services. </text:span></text:p>
      <text:p text:style-name="P1"><text:span text:style-name="T5">This project includes defining objectives, designing the IoT sensor system, developing the real-time transit information platform, and integrating them using IoT technology and Python.</text:span></text:p>
      <text:p text:style-name="P1"><text:span text:style-name="T5"/></text:p>
      <text:p text:style-name="P1"><text:span text:style-name="T6">Design Thinking:</text:span></text:p>
      <text:p text:style-name="P1"><text:span text:style-name="T6">Objectives:</text:span></text:p>
      <text:p text:style-name="P1"><text:span text:style-name="T7"><text:s/>Smart parking solutions are intended to give drivers complete control of their journey - from start to finish - without having to hunt for parking. The IoT technology helps save costs and minimize travel time. IoT forms the foundation for real-time data collection and analysis.</text:span></text:p>
      <text:p text:style-name="P1"><text:span text:style-name="T7"/></text:p>
      <text:p text:style-name="P1"><text:span text:style-name="T8">Description:</text:span></text:p>
      <text:p text:style-name="P1"><text:span text:style-name="T9">Smart Parking is a parking strategy that combines technology and human innovation in an effort to use as few resources as possible</text:span><text:span text:style-name="T10">—such as fuel, time and space.</text:span></text:p>
      <text:p text:style-name="P1"><text:span text:style-name="T10"/></text:p>
      <text:p text:style-name="P1"><text:span text:style-name="T11">working of smart parking:</text:span><text:span text:style-name="T12"/></text:p>
      <text:p text:style-name="P2"><draw:frame text:anchor-type="as-char" svg:width="85.94mm" svg:height="38.31mm" style:rel-width="scale" style:rel-height="scale"><draw:object-ole xlink:href="OleObj1"/><draw:image xlink:href="ObjectReplacements/OleObj1"/></draw:frame><text:span text:style-name="T13"/></text:p>
      <text:p text:style-name="P3"><text:span text:style-name="T13"/></text:p>
      <text:p text:style-name="P3"><text:span text:style-name="T14">planing:</text:span></text:p>
      <text:p text:style-name="P3"><text:span text:style-name="T14"><text:s text:c="14"/>Every car had unique rfid id card and its also had a barcode with corresponding rfid card.The rfid id send to the authorised person with the help of wifi ,the person have a IRsensor to check<text:s text:c="2"/>the barcode .If the barcode is correct for authorising then the setting of LED will displyay to the corresponding ploting area.</text:span></text:p>
      <text:p text:style-name="P3"><text:span text:style-name="T15"/></text:p>
      <text:p text:style-name="P3"><text:span text:style-name="T16"/></text:p>
      <text:p text:style-name="P3"><text:span text:style-name="T17">Real time usage:</text:span></text:p>
      <text:p text:style-name="P3"><text:span text:style-name="T18">An IoT-based smart parking system is a decent solution for businesses and consumers, providing real-time data on parking space availability, pricing, payments, and more.</text:span></text:p>
      <text:p text:style-name="P3"><text:span text:style-name="T18"/></text:p>
      <text:p text:style-name="P3"><text:span text:style-name="T19">Advantages</text:span><text:span text:style-name="T20">: </text:span></text:p>
      <text:p text:style-name="P3"><text:span text:style-name="T21"><text:s text:c="12"/></text:span><text:span text:style-name="T22">Optimized parking.</text:span></text:p>
      <text:p text:style-name="P3"><text:span text:style-name="T22"><text:s text:c="12"/>Reduced traffic.</text:span></text:p>
      <text:p text:style-name="P3"><text:span text:style-name="T22"><text:s text:c="12"/>Reduced pollution.</text:span></text:p>
      <text:p text:style-name="P3"><text:span text:style-name="T22"/></text:p>
      <text:p text:style-name="P3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